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freesans, sans-serif"/>
    <style:font-face style:name="Lohit Devanagari1" svg:font-family="'Lohit Devanagari'"/>
    <style:font-face style:name="MarkOT" svg:font-family="MarkOT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officeooo:rsid="000d675b" officeooo:paragraph-rsid="000d675b"/>
    </style:style>
    <style:style style:name="P2" style:family="paragraph" style:parent-style-name="Standard">
      <style:text-properties fo:color="#000000" officeooo:rsid="000efa96" officeooo:paragraph-rsid="000efa96"/>
    </style:style>
    <style:style style:name="P3" style:family="paragraph" style:parent-style-name="Standard">
      <style:text-properties fo:color="#000000" officeooo:rsid="00101d31" officeooo:paragraph-rsid="00101d31"/>
    </style:style>
    <style:style style:name="P4" style:family="paragraph" style:parent-style-name="Standard">
      <style:text-properties fo:color="#000000" officeooo:rsid="0010947a" officeooo:paragraph-rsid="0010947a"/>
    </style:style>
    <style:style style:name="P5" style:family="paragraph" style:parent-style-name="Standard">
      <style:text-properties fo:color="#000000" officeooo:paragraph-rsid="0010947a"/>
    </style:style>
    <style:style style:name="P6" style:family="paragraph" style:parent-style-name="Standard">
      <style:text-properties fo:color="#000000" style:font-name="Liberation Serif" fo:font-size="12pt" officeooo:rsid="00101d31" officeooo:paragraph-rsid="00101d31" style:font-size-asian="12pt" style:font-size-complex="12pt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10947a"/>
    </style:style>
    <style:style style:name="T3" style:family="text">
      <style:text-properties fo:font-variant="normal" fo:text-transform="none" fo:color="#a9b7c6" style:font-name="Helvetica" fo:font-size="11.25pt" fo:letter-spacing="normal" fo:font-style="normal" fo:font-weight="normal"/>
    </style:style>
    <style:style style:name="T4" style:family="text">
      <style:text-properties fo:font-variant="normal" fo:text-transform="none" fo:color="#a9b7c6" fo:letter-spacing="normal"/>
    </style:style>
    <style:style style:name="T5" style:family="text">
      <style:text-properties fo:font-variant="normal" fo:text-transform="none" fo:color="#a9b7c6" style:font-name="Liberation Serif" fo:font-size="11.25pt" fo:letter-spacing="normal" fo:font-style="normal" fo:font-weight="normal"/>
    </style:style>
    <style:style style:name="T6" style:family="text">
      <style:text-properties fo:font-variant="normal" fo:text-transform="none" fo:color="#a9b7c6" style:font-name="Liberation Serif" fo:letter-spacing="normal"/>
    </style:style>
    <style:style style:name="T7" style:family="text">
      <style:text-properties fo:font-variant="normal" fo:text-transform="none" fo:color="#a9b7c6" style:font-name="Liberation Serif" fo:font-size="12pt" fo:letter-spacing="normal" fo:font-style="normal" fo:font-weight="normal" style:font-size-asian="12pt" style:font-size-complex="12pt"/>
    </style:style>
    <style:style style:name="T8" style:family="text">
      <style:text-properties fo:font-variant="normal" fo:text-transform="none" fo:color="#a9b7c6" style:font-name="Liberation Serif" fo:font-size="12pt" fo:letter-spacing="normal" style:font-size-asian="12pt" style:font-size-complex="12pt"/>
    </style:style>
    <style:style style:name="T9" style:family="text">
      <style:text-properties fo:font-variant="normal" fo:text-transform="none" fo:color="#ce181e" style:font-name="Liberation Serif" fo:font-size="12pt" fo:letter-spacing="normal" fo:font-style="normal" fo:font-weight="normal" style:font-size-asian="12pt" style:font-size-complex="12pt"/>
    </style:style>
    <style:style style:name="T10" style:family="text">
      <style:text-properties fo:font-variant="normal" fo:text-transform="none" fo:color="#ce181e" style:font-name="Liberation Serif" fo:font-size="12pt" fo:letter-spacing="normal" style:font-size-asian="12pt" style:font-size-complex="12pt"/>
    </style:style>
    <style:style style:name="T11" style:family="text">
      <style:text-properties fo:font-variant="normal" fo:text-transform="none" fo:color="#111111" style:font-name="Liberation Serif" fo:font-size="12pt" fo:letter-spacing="normal" fo:font-style="normal" fo:font-weight="normal" style:font-size-asian="12pt" style:font-size-complex="12pt"/>
    </style:style>
    <style:style style:name="T12" style:family="text">
      <style:text-properties fo:font-variant="normal" fo:text-transform="none" fo:color="#111111" style:font-name="Liberation Serif" fo:font-size="12pt" fo:letter-spacing="normal" style:font-size-asian="12pt" style:font-size-complex="12pt"/>
    </style:style>
    <style:style style:name="T13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14" style:family="text">
      <style:text-properties fo:font-variant="normal" fo:text-transform="none" fo:color="#000000" style:font-name="Liberation Serif" fo:font-size="12pt" fo:letter-spacing="normal" style:font-size-asian="12pt" style:font-size-complex="12pt"/>
    </style:style>
    <style:style style:name="T15" style:family="text">
      <style:text-properties fo:font-variant="normal" fo:text-transform="none" style:font-name="Liberation Serif" fo:font-size="12pt" fo:letter-spacing="normal" fo:font-style="normal" fo:font-weight="normal" style:font-size-asian="12pt" style:font-size-complex="12pt"/>
    </style:style>
    <style:style style:name="T16" style:family="text">
      <style:text-properties fo:font-variant="normal" fo:text-transform="none" style:font-name="Liberation Serif" fo:font-size="12pt" fo:letter-spacing="normal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1) A</text:p>
      <text:p text:style-name="P1">Q4.1)A storage of data / records collections</text:p>
      <text:p text:style-name="P1">Q4.2)Relational data systems are based on a database schema and logical data model that relies on relationships between the different entities .</text:p>
      <text:p text:style-name="P1">Q4.3)Structured Query Language or SQL is a data querying language that is used in relational data bases to add data, change data, update data, delete data and retrieve portions of data.</text:p>
      <text:p text:style-name="P2">Q4.4) a primary key is a super key in the table that uniquely identifies table in a model. And can be used as primary key in other tables to reference its original table.</text:p>
      <text:p text:style-name="P2">Q4.5)A unique key is also a super key in a table that carries distinct values but is not a primary key of the table. In a Student’s table, an email is a unique key.</text:p>
      <text:p text:style-name="P2">Q4.6)In a given table a foreign key is key that references another table to which it is a primary key to. It is used to build a relationship between tables .</text:p>
      <text:p text:style-name="P2">Q4.7)an i<text:span text:style-name="T1">nner join </text:span>or just join as it is sometimes called is when you combined two tables at an over lapping column thus joining them to being one complete table.</text:p>
      <text:p text:style-name="P2"/>
      <text:p text:style-name="P3">A <text:span text:style-name="T1">left join</text:span> takes in two tables and joins then at a common column however, this time table A has all its values joining table B only columns/values on the left side of the column.its is an outer join</text:p>
      <text:p text:style-name="P3"/>
      <text:p text:style-name="P3">A <text:span text:style-name="T1">right join</text:span> takes in two tables and joins then at a common column however, this time table A has all its values joining table B only columns/ values on the right side of the column.itis an outer join</text:p>
      <text:p text:style-name="P3"/>
      <text:p text:style-name="P4">Q5.1) Also known as distributed computing and distributed databases, a distributed system is a collection of independent components located on different machines that share messages with each other in order to achive common goals.</text:p>
      <text:p text:style-name="P5"><text:span text:style-name="T2">Q5.2)</text:span><text:span text:style-name="T15">Basically, a system is resilient if it continues to carry out its mission in the face of adversity (i.e., if it provides required capabilities despite excessive stresses that can cause disruptions).</text:span><text:span text:style-name="T16"> </text:span><text:span text:style-name="T15">Being resilient is important because no matter how well a system is engineered,</text:span><text:span text:style-name="T16"> </text:span><text:span text:style-name="T15">reality will sooner or later conspire to disrupt the system.</text:span><text:span text:style-name="T16"> </text:span><text:span text:style-name="T15">Residual defects in the software or hardware will eventually cause the system to fail to correctly perform a required function or cause it to fail to meet one or more of its quality requirements</text:span><text:span text:style-name="T16"> </text:span><text:span text:style-name="T15">(e.g.,</text:span><text:span text:style-name="T16"> </text:span><text:span text:style-name="T15">availability,</text:span><text:span text:style-name="T16"> </text:span><text:span text:style-name="T15">capacity,</text:span><text:span text:style-name="T16"> </text:span><text:span text:style-name="T15">interoperability,</text:span><text:span text:style-name="T16"> </text:span><text:span text:style-name="T15">performance,</text:span><text:span text:style-name="T16"> </text:span><text:span text:style-name="T15">reliability,</text:span><text:span text:style-name="T16"> </text:span><text:span text:style-name="T15">robustness,</text:span><text:span text:style-name="T16"> </text:span><text:span text:style-name="T15">safety,</text:span><text:span text:style-name="T16"> </text:span><text:span text:style-name="T15">security,</text:span><text:span text:style-name="T16"> </text:span><text:span text:style-name="T15">and usability).</text:span><text:span text:style-name="T16"> </text:span><text:span text:style-name="T15">The lack or failure of a safeguard will enable an accident to occur.</text:span><text:span text:style-name="T16"> </text:span><text:span text:style-name="T15">An unknown or uncorrected security vulnerability will enable an attacker to compromise the system.</text:span><text:span text:style-name="T16"> </text:span><text:span text:style-name="T15">An external environmental condition</text:span><text:span text:style-name="T16"> </text:span><text:span text:style-name="T15">(e.g.,</text:span><text:span text:style-name="T16"> </text:span><text:span text:style-name="T15">loss of electrical supply or excessive temperature) will disrupt service.</text:span></text:p>
      <text:p text:style-name="P4"><text:span text:style-name="T15">Q5.3) scheduling,observability and latency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, Arial, freesans, sans-serif"/>
    <style:font-face style:name="Lohit Devanagari1" svg:font-family="'Lohit Devanagari'"/>
    <style:font-face style:name="MarkOT" svg:font-family="MarkOT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6T15:03:46.959255513</meta:creation-date>
    <dc:date>2021-07-18T00:41:19.116288146</dc:date>
    <meta:editing-duration>PT13M20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13" meta:word-count="447" meta:character-count="2647" meta:non-whitespace-character-count="2213"/>
  </office:meta>
</office:document-meta>
</file>